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17b567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6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officeooo:paragraph-rsid="021b3a4c" style:font-size-asian="6pt" style:font-style-asian="italic" style:font-weight-asian="normal" style:font-size-complex="6pt" style:font-style-complex="italic" style:font-weight-complex="normal" text:display="true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style:use-window-font-color="true" fo:language="it" fo:country="IT"/>
    </style:style>
    <style:style style:name="T6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color="#000000" fo:font-style="normal" officeooo:rsid="01f6696f" fo:background-color="transparent" loext:char-shading-value="0" style:font-name-asian="Times New Roman" style:font-style-asian="normal" style:font-name-complex="Times New Roman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5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37"><text:placeholder text:placeholder-type="text">&lt;if test="variant_images()"&gt;</text:placeholder></text:p>
              <text:p text:style-name="P40"><text:placeholder text:placeholder-type="text">&lt;translate(u'image')&gt;</text:placeholder></text:p>
              <text:p text:style-name="P37"><text:placeholder text:placeholder-type="text">&lt;/if&gt;</text:placeholder></text:p>
            </table:table-cell>
            <table:table-cell table:style-name="Table3.A1" office:value-type="string">
              <text:p text:style-name="P48"><text:placeholder text:placeholder-type="text">&lt;if test="not variant_images()"&gt;</text:placeholder></text:p>
              <text:p text:style-name="P47"><text:placeholder text:placeholder-type="text">&lt;translate(u'UoM')&gt;</text:placeholder></text:p>
              <text:p text:style-name="P38"><text:placeholder text:placeholder-type="text">&lt;/if&gt;</text:placeholder></text:p>
              <text:p text:style-name="P38"><text:placeholder text:placeholder-type="text">&lt;if test="variant_images()"&gt;</text:placeholder></text:p>
              <text:p text:style-name="P41"><text:placeholder text:placeholder-type="text">&lt;translate(u'ordered color')&gt;</text:placeholder></text:p>
              <text:p text:style-name="P39"><text:placeholder text:placeholder-type="text">&lt;/if&gt;</text:placeholder></text:p>
            </table:table-cell>
            <table:table-cell table:style-name="Table3.A1" office:value-type="string">
              <text:p text:style-name="P46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5"><text:span text:style-name="T6"><text:placeholder text:placeholder-type="text">&lt;get_label(o,'sale_id')&gt;</text:placeholder></text:span><text:span text:style-name="T6">:</text:span><text:placeholder text:placeholder-type="text">&lt;o.sale_id and o.sale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4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2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5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8"><text:span text:style-name="T23"><text:placeholder text:placeholder-type="text">&lt;line.product_id and line.product_id.code and line.product_id.code.replace('XXXX','') or ''&gt;</text:placeholder></text:span><text:bookmark-start text:name="__DdeLink__7352_723181525"/><text:span text:style-name="T24"><text:placeholder text:placeholder-type="text">&lt;line.product_id.product_pack_id and (" | " + line.product_id.product_pack_id.default_code)&gt;</text:placeholder></text:span><text:bookmark-end text:name="__DdeLink__7352_723181525"/></text:p>
          </table:table-cell>
          <table:table-cell table:style-name="Table3.B6" office:value-type="string">
            <text:p text:style-name="P57"><text:span text:style-name="Strong_20_Emphasis"><text:span text:style-name="T18"><text:placeholder text:placeholder-type="text">&lt;for each="nl in line.name.split('\n')"&gt;</text:placeholder></text:span></text:span></text:p>
            <text:p text:style-name="P67"><text:span text:style-name="Strong_20_Emphasis"><text:span text:style-name="T18"><text:placeholder text:placeholder-type="text">&lt;nl.upper().replace('(NO DESC)','')&gt;</text:placeholder></text:span></text:span></text:p>
            <text:p text:style-name="P58"><text:span text:style-name="Strong_20_Emphasis"><text:span text:style-name="T19"><text:placeholder text:placeholder-type="text">&lt;/for&gt;</text:placeholder></text:span></text:span></text:p>
            <text:p text:style-name="P59"><text:span text:style-name="Strong_20_Emphasis"><text:span text:style-name="T19"><text:placeholder text:placeholder-type="text">&lt;line.product_id and line.product_id.description_sale or ''&gt;</text:placeholder></text:span></text:span></text:p>
            <text:p text:style-name="P42"><text:span text:style-name="Strong_20_Emphasis"><text:span text:style-name="T22"><text:placeholder text:placeholder-type="text">&lt;if test="check_installed_module('partner_product_additional_description')"&gt;</text:placeholder></text:span></text:span></text:p>
            <text:p text:style-name="P42"><text:span text:style-name="Strong_20_Emphasis"><text:span text:style-name="T22"><text:placeholder text:placeholder-type="text">&lt;if test="line.picking_id.partner_product_additional_description_id"&gt;</text:placeholder></text:span></text:span></text:p>
            <text:p text:style-name="P42"><text:span text:style-name="Strong_20_Emphasis"><text:span text:style-name="T20"><text:placeholder text:placeholder-type="text">&lt;line.picking_id.partner_product_additional_description_id.name&gt;</text:placeholder></text:span></text:span></text:p>
            <text:p text:style-name="P42"><text:span text:style-name="Strong_20_Emphasis"><text:span text:style-name="T22"><text:placeholder text:placeholder-type="text">&lt;/if&gt;</text:placeholder></text:span></text:span></text:p>
            <text:p text:style-name="P43"><text:bookmark-start text:name="__DdeLink__1306_110173853911"/><text:span text:style-name="Strong_20_Emphasis"><text:span text:style-name="T22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6"><text:span text:style-name="Strong_20_Emphasis"><text:span text:style-name="T16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3"><text:span text:style-name="Strong_20_Emphasis"><text:span text:style-name="T14"><text:placeholder text:placeholder-type="text">&lt;if test="line.product_id"&gt;</text:placeholder></text:span></text:span></text:p>
            <text:p text:style-name="P64"><text:span text:style-name="Strong_20_Emphasis"><text:span text:style-name="T16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64"><text:span text:style-name="Strong_20_Emphasis"><text:span text:style-name="T16"><text:placeholder text:placeholder-type="text">&lt;/if&gt;</text:placeholder></text:span></text:span></text:p>
          </table:table-cell>
          <table:table-cell table:style-name="Table3.E6" office:value-type="string">
            <text:p text:style-name="P62"><text:span text:style-name="Strong_20_Emphasis"><text:span text:style-name="T15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3)&gt;</text:placeholder></text:span></text:span><text:span text:style-name="Strong_20_Emphasis"><text:span text:style-name="T15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1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6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7"><text:span text:style-name="Strong_20_Emphasis"><text:span text:style-name="T17"><text:placeholder text:placeholder-type="text">&lt;for each="nl in line.name.split('\n')"&gt;</text:placeholder></text:span></text:span></text:p>
            <text:p text:style-name="P57"><text:span text:style-name="Strong_20_Emphasis"><text:span text:style-name="T17"><text:placeholder text:placeholder-type="text">&lt;nl&gt;</text:placeholder></text:span></text:span></text:p>
            <text:p text:style-name="P61"><text:span text:style-name="Strong_20_Emphasis"><text:span text:style-name="T19"><text:placeholder text:placeholder-type="text">&lt;/for&gt;</text:placeholder></text:span></text:span></text:p>
            <text:p text:style-name="P60"><text:span text:style-name="Strong_20_Emphasis"><text:span text:style-name="T21"><text:placeholder text:placeholder-type="text">&lt;line.product_id and line.product_id.description_sale or ''&gt;</text:placeholder></text:span></text:span></text:p>
            <text:p text:style-name="P42"><text:span text:style-name="Strong_20_Emphasis"><text:span text:style-name="T22"><text:placeholder text:placeholder-type="text">&lt;if test="check_installed_module('partner_product_additional_description')"&gt;</text:placeholder></text:span></text:span></text:p>
            <text:p text:style-name="P42"><text:span text:style-name="Strong_20_Emphasis"><text:span text:style-name="T22"><text:placeholder text:placeholder-type="text">&lt;if test="line.picking_id.partner_product_additional_description_id"&gt;</text:placeholder></text:span></text:span></text:p>
            <text:p text:style-name="P42"><text:span text:style-name="Strong_20_Emphasis"><text:span text:style-name="T20"><text:placeholder text:placeholder-type="text">&lt;line.picking_id.partner_product_additional_description_id.name&gt;</text:placeholder></text:span></text:span></text:p>
            <text:p text:style-name="P42"><text:span text:style-name="Strong_20_Emphasis"><text:span text:style-name="T22"><text:placeholder text:placeholder-type="text">&lt;/if&gt;</text:placeholder></text:span></text:span></text:p>
            <text:p text:style-name="P43"><text:bookmark-start text:name="__DdeLink__1306_1101738539111"/><text:span text:style-name="Strong_20_Emphasis"><text:span text:style-name="T22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6"><text:span text:style-name="Strong_20_Emphasis"><text:span text:style-name="T10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5"><text:span text:style-name="Strong_20_Emphasis"><text:span text:style-name="T15"><text:placeholder text:placeholder-type="text">&lt;if test="line.product_uom_qty != 0.0"&gt;</text:placeholder></text:span></text:span><text:span text:style-name="Strong_20_Emphasis"><text:span text:style-name="T10"> </text:span></text:span><text:span text:style-name="Strong_20_Emphasis"><text:span text:style-name="T11"><text:placeholder text:placeholder-type="text">&lt;formatLang(line.product_uom_qty,digits=0)&gt;</text:placeholder></text:span></text:span><text:span text:style-name="Strong_20_Emphasis"><text:span text:style-name="T1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0" style:family="paragraph" style:parent-style-name="Standard">
      <style:text-properties fo:font-size="4pt" style:font-size-asian="3.5pt" style:font-size-complex="4pt"/>
    </style:style>
    <style:style style:name="MP3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placeholder text:placeholder-type="text">&lt;if test="check_installed_module('stock_picking_usability')"&gt;</text:placeholder></text:p>
              <text:p text:style-name="MP13"><text:placeholder text:placeholder-type="text">&lt;if test="o.sale_partner_invoice_id"&gt;</text:placeholder></text:p>
              <text:p text:style-name="MP14"><text:span text:style-name="MT3"><text:placeholder text:placeholder-type="text">&lt;get_label(o,'sale_partner_invoice_id')&gt;</text:placeholder></text:span><text:span text:style-name="MT4">:</text:span></text:p>
              <text:p text:style-name="MP15"><text:placeholder text:placeholder-type="text">&lt;o.sale_partner_invoice_id.title&gt;</text:placeholder></text:p>
              <text:p text:style-name="MP16"><text:placeholder text:placeholder-type="text">&lt;o.sale_partner_invoice_id.name or ''&gt;</text:placeholder></text:p>
              <text:p text:style-name="MP17"><text:placeholder text:placeholder-type="text">&lt;o.sale_partner_invoice_id.street or ''&gt;</text:placeholder> </text:p>
              <text:p text:style-name="MP18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  <text:p text:style-name="MP19"><text:placeholder text:placeholder-type="text">&lt;/if&gt;</text:placeholder></text:p>
              <text:p text:style-name="MP20"><text:placeholder text:placeholder-type="text">&lt;/if&gt;</text:placeholder></text:p>
            </table:table-cell>
            <table:table-cell table:style-name="Table8.B1" office:value-type="string">
              <text:p text:style-name="MP21"><text:span text:style-name="MT3"><text:placeholder text:placeholder-type="text">&lt;get_label(o,'partner_id')&gt;</text:placeholder></text:span><text:span text:style-name="MT4">:</text:span></text:p>
              <text:p text:style-name="MP22"><text:placeholder text:placeholder-type="text">&lt;o.partner_id.title&gt;</text:placeholder></text:p>
              <text:p text:style-name="MP23"><text:placeholder text:placeholder-type="text">&lt;o.partner_id.name or ''&gt;</text:placeholder></text:p>
              <text:p text:style-name="MP24"><text:placeholder text:placeholder-type="text">&lt;o.partner_id.street or ''&gt;</text:placeholder> </text:p>
              <text:p text:style-name="MP2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6"/>
              <text:p text:style-name="MP27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8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9"/>
      </style:header-first>
      <style:footer>
        <text:p text:style-name="MP30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1"><text:placeholder text:placeholder-type="text">&lt;o.company_id.rml_footer&gt;</text:placeholder></text:p>
              <text:p text:style-name="MP32"/>
            </table:table-cell>
          </table:table-row>
        </table:table>
        <text:p text:style-name="Standard"/>
      </style:footer>
      <style:footer-first>
        <text:p text:style-name="MP30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1"><text:placeholder text:placeholder-type="text">&lt;o.company_id.rml_footer&gt;</text:placeholder></text:p>
              <text:p text:style-name="MP32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6T14:44:41.044517933</dc:date>
    <meta:editing-duration>P6DT10H19M58S</meta:editing-duration>
    <meta:editing-cycles>786</meta:editing-cycles>
    <meta:generator>LibreOffice/5.1.6.2$Linux_X86_64 LibreOffice_project/10m0$Build-2</meta:generator>
    <meta:document-statistic meta:table-count="6" meta:image-count="0" meta:object-count="0" meta:page-count="1" meta:paragraph-count="81" meta:word-count="204" meta:character-count="3046" meta:non-whitespace-character-count="2915"/>
  </office:meta>
</office:document-meta>
</file>